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f719" officeooo:paragraph-rsid="0019f719"/>
    </style:style>
    <style:style style:name="T1" style:family="text">
      <style:text-properties officeooo:rsid="001b8bc7"/>
    </style:style>
    <style:style style:name="T2" style:family="text">
      <style:text-properties officeooo:rsid="001bb04e"/>
    </style:style>
    <style:style style:name="T3" style:family="text">
      <style:text-properties officeooo:rsid="001ce5f0"/>
    </style:style>
    <style:style style:name="T4" style:family="text">
      <style:text-properties officeooo:rsid="001e54b5"/>
    </style:style>
    <style:style style:name="T5" style:family="text">
      <style:text-properties officeooo:rsid="001ed0db"/>
    </style:style>
    <style:style style:name="T6" style:family="text">
      <style:text-properties officeooo:rsid="001fb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a arquitectura de computador<text:span text:style-name="T3">e</text:span>s es la forma en que se construyen las computadoras para optimizar y obtener resultados más eficientes, <text:span text:style-name="T3">sus elementos son manipulados por los programadores (internos)</text:span>, mientras que la organización de computadores es <text:span text:style-name="T3">la forma en que se organizan los elementos (externos) para permitir una correcta arquitectura.</text:span></text:p>
      <text:p text:style-name="P1"/>
      <text:p text:style-name="P1">2. Es un elemento que permite según su tipo seleccionar la salida más conveniente según las entradas y finalidades del circuito.</text:p>
      <text:p text:style-name="P1"/>
      <text:p text:style-name="P1">3. <text:span text:style-name="T3">Es </text:span><text:span text:style-name="T5">la efectividad con la que se ejecuta un programa</text:span></text:p>
      <text:p text:style-name="P1"/>
      <text:p text:style-name="P1">4. <text:span text:style-name="T1">Es la parte del circuito que se espera tenga una entrada negativa.</text:span></text:p>
      <text:p text:style-name="P1"/>
      <text:p text:style-name="P1">5. <text:span text:style-name="T1">El quien control las banderas, comparando los bits de cada instrucción y de esta manera definir </text:span><text:span text:style-name="T2">si la instrucción recibida se refiere a un branch o un jump; si es un branch realiza la comparación entre los distintos tipos que hay y revisa si se debe de comparar con la constante 0 o con el rs, y de </text:span><text:span text:style-name="T1">esta manera realizar los cambios en el programa.</text:span></text:p>
      <text:p text:style-name="P1"/>
      <text:p text:style-name="P1">6. <text:span text:style-name="T2">Es la ley de distribución que permite cambiar la posición de los valores para poder operarlos sin cambiar su </text:span><text:span text:style-name="T3">valor.</text:span></text:p>
      <text:p text:style-name="P1"/>
      <text:p text:style-name="P1">7. <text:span text:style-name="T5">Permite calcular la ruta más optima para ejecutar un programa.</text:span></text:p>
      <text:p text:style-name="P1"/>
      <text:p text:style-name="P1">8. <text:span text:style-name="T3">la tasa de mips es la cantidad de operaciones que tiene que realizar el CPU para culminar con el programa ensamblado, mientras que la tasa de flops </text:span><text:span text:style-name="T4">son los saltos que requiere realizar el programa para completarlo, sin necesidad de pasar por todo el ciclo.</text:span></text:p>
      <text:p text:style-name="P1"/>
      <text:p text:style-name="P1">9. <text:span text:style-name="T1">Los ciclos por instrucción son </text:span><text:span text:style-name="T5">la cantidad de veces que se deben de repetir las instrucciones para ejecutar la totalidad del programa. </text:span></text:p>
      <text:p text:style-name="P1"/>
      <text:p text:style-name="P1">10. <text:span text:style-name="T6">Es lo que determina en que bit se guarda cada elemento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14:02:47.351000000</meta:creation-date>
    <dc:date>2022-06-03T16:16:39.802000000</dc:date>
    <meta:editing-duration>PT10M38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0" meta:word-count="275" meta:character-count="1583" meta:non-whitespace-character-count="1317"/>
  </office:meta>
</office:document-meta>
</file>